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36"/>
    <style:style style:name="ce17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8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1019" table:default-cell-style-name="ce1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4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4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4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4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 net toal</text:p>
          </table:table-cell>
          <table:table-cell table:number-columns-repeated="1024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5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7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8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6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8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3"/>
        <table:table-column table:style-name="co15" table:default-cell-style-name="ce29"/>
        <table:table-column table:style-name="co16" table:default-cell-style-name="ce13"/>
        <table:table-column table:style-name="co1" table:number-columns-repeated="1021" table:default-cell-style-name="ce13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8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28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8" table:formula="of:=SUM([.C3:.C73])" office:value-type="float" office:value="646.54" calcext:value-type="float">
            <text:p>646.54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8:.C85])"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4];[.C86])" office:value-type="float" office:value="543.82" calcext:value-type="float">
            <text:p>543.82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15:24.006288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10:15:59.969338545</dc:date>
    <meta:editing-duration>P6DT3H56M8S</meta:editing-duration>
    <meta:editing-cycles>593</meta:editing-cycles>
    <meta:generator>LibreOffice/7.6.6.3$Linux_X86_64 LibreOffice_project/60$Build-3</meta:generator>
    <meta:document-statistic meta:table-count="10" meta:cell-count="2172" meta:object-count="0"/>
  </office:meta>
</office:document-meta>
</file>